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288" officeooo:paragraph-rsid="00168288"/>
    </style:style>
    <style:style style:name="P2" style:family="paragraph" style:parent-style-name="Standard">
      <style:text-properties officeooo:rsid="0016dfa2" officeooo:paragraph-rsid="00168288"/>
    </style:style>
    <style:style style:name="P3" style:family="paragraph" style:parent-style-name="Standard">
      <style:text-properties officeooo:rsid="0017ef42" officeooo:paragraph-rsid="00168288"/>
    </style:style>
    <style:style style:name="P4" style:family="paragraph" style:parent-style-name="Standard">
      <style:text-properties officeooo:rsid="0017ef42" officeooo:paragraph-rsid="0017ef42"/>
    </style:style>
    <style:style style:name="P5" style:family="paragraph" style:parent-style-name="Preformatted_20_Text">
      <style:text-properties officeooo:rsid="0016dfa2" officeooo:paragraph-rsid="00168288"/>
    </style:style>
    <style:style style:name="P6" style:family="paragraph" style:parent-style-name="Preformatted_20_Text">
      <style:text-properties officeooo:rsid="0016dfa2" officeooo:paragraph-rsid="0019b8a5"/>
    </style:style>
    <style:style style:name="P7" style:family="paragraph" style:parent-style-name="Standard">
      <style:text-properties officeooo:rsid="001c015b" officeooo:paragraph-rsid="001c015b"/>
    </style:style>
    <style:style style:name="P8" style:family="paragraph" style:parent-style-name="Standard">
      <style:text-properties officeooo:rsid="0016dfa2" officeooo:paragraph-rsid="001c015b"/>
    </style:style>
    <style:style style:name="T1" style:family="text">
      <style:text-properties officeooo:rsid="0017ef42"/>
    </style:style>
    <style:style style:name="T2" style:family="text">
      <style:text-properties officeooo:rsid="0018c17e"/>
    </style:style>
    <style:style style:name="T3" style:family="text">
      <style:text-properties officeooo:rsid="0019b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8"/>
      <text:p text:style-name="P2"/>
      <text:p text:style-name="P5"><text:span text:style-name="Source_20_Text"><text:span text:style-name="T2">2) </text:span></text:span><text:span text:style-name="Source_20_Text">express monprojet --</text:span><text:span text:style-name="Source_20_Text"><text:span text:style-name="T2">ejs</text:span></text:span><text:span text:style-name="Source_20_Text"> –git </text:span><text:span text:style-name="Source_20_Text"><text:span text:style-name="T2">(=&gt;install bin, wiev, public, git, pug, package jason, routes)</text:span></text:span></text:p>
      <text:p text:style-name="P5"><text:span text:style-name="Source_20_Text"/></text:p>
      <text:p text:style-name="P6"><text:span text:style-name="Source_20_Text"><text:span text:style-name="T3">npm install express</text:span></text:span></text:p>
      <text:p text:style-name="P6"><text:span text:style-name="Source_20_Text"/></text:p>
      <text:p text:style-name="P6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18:33.331068704</meta:creation-date>
    <dc:date>2018-07-08T19:36:31.315907899</dc:date>
    <meta:editing-duration>PT16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8" meta:character-count="113" meta:non-whitespace-character-count="98"/>
  </office:meta>
</office:document-meta>
</file>